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126in"/>
    </style:style>
    <style:style style:name="co4" style:family="table-column">
      <style:table-column-properties fo:break-before="auto" style:column-width="0.2535in"/>
    </style:style>
    <style:style style:name="co5" style:family="table-column">
      <style:table-column-properties fo:break-before="auto" style:column-width="0.3957in"/>
    </style:style>
    <style:style style:name="co6" style:family="table-column">
      <style:table-column-properties fo:break-before="auto" style:column-width="0.6047in"/>
    </style:style>
    <style:style style:name="co7" style:family="table-column">
      <style:table-column-properties fo:break-before="auto" style:column-width="0.5965in"/>
    </style:style>
    <style:style style:name="co8" style:family="table-column">
      <style:table-column-properties fo:break-before="auto" style:column-width="0.2283in"/>
    </style:style>
    <style:style style:name="co9" style:family="table-column">
      <style:table-column-properties fo:break-before="auto" style:column-width="0.1866in"/>
    </style:style>
    <style:style style:name="co10" style:family="table-column">
      <style:table-column-properties fo:break-before="auto" style:column-width="0.4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_sample_2" table:style-name="ta1">
        <table:shapes>
          <draw:frame draw:z-index="0" draw:style-name="gr1" draw:text-style-name="P1" svg:width="6.2988in" svg:height="3.5429in" svg:x="6.9043in" svg:y="0.9449in">
            <draw:object draw:notify-on-update-of-ranges="z_sample_2.D1:z_sample_2.D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9" calcext:value-type="float">
            <text:p>32750.9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1100" calcext:value-type="float">
            <text:p>-11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1.2" calcext:value-type="float">
            <text:p>32751.2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1050" calcext:value-type="float">
            <text:p>-105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1.2" calcext:value-type="float">
            <text:p>32751.2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1" calcext:value-type="float">
            <text:p>32751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950" calcext:value-type="float">
            <text:p>-95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1" calcext:value-type="float">
            <text:p>32751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900" calcext:value-type="float">
            <text:p>-9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9" calcext:value-type="float">
            <text:p>32750.9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850" calcext:value-type="float">
            <text:p>-85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1" calcext:value-type="float">
            <text:p>32751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800" calcext:value-type="float">
            <text:p>-8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1.1" calcext:value-type="float">
            <text:p>32751.1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750" calcext:value-type="float">
            <text:p>-75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9" calcext:value-type="float">
            <text:p>32750.9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700" calcext:value-type="float">
            <text:p>-7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4" calcext:value-type="float">
            <text:p>32750.4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650" calcext:value-type="float">
            <text:p>-65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4" calcext:value-type="float">
            <text:p>32750.4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600" calcext:value-type="float">
            <text:p>-6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1.2" calcext:value-type="float">
            <text:p>32751.2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550" calcext:value-type="float">
            <text:p>-55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4" calcext:value-type="float">
            <text:p>32750.4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1.5" calcext:value-type="float">
            <text:p>32751.5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450" calcext:value-type="float">
            <text:p>-45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1.2" calcext:value-type="float">
            <text:p>32751.2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1.2" calcext:value-type="float">
            <text:p>32751.2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350" calcext:value-type="float">
            <text:p>-35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1.2" calcext:value-type="float">
            <text:p>32751.2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300" calcext:value-type="float">
            <text:p>-3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5" calcext:value-type="float">
            <text:p>32750.5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250" calcext:value-type="float">
            <text:p>-25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457" calcext:value-type="float">
            <text:p>457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1.6" calcext:value-type="float">
            <text:p>32751.6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200" calcext:value-type="float">
            <text:p>-2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2200" calcext:value-type="float">
            <text:p>2200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freq:</text:p>
          </table:table-cell>
          <table:table-cell office:value-type="float" office:value="32750.7" calcext:value-type="float">
            <text:p>32750.7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:</text:p>
          </table:table-cell>
          <table:table-cell office:value-type="float" office:value="-150" calcext:value-type="float">
            <text:p>-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5T09:49:13.742944513</dc:date>
    <meta:editing-duration>P3DT18H49M26S</meta:editing-duration>
    <meta:editing-cycles>3</meta:editing-cycles>
    <meta:generator>LibreOffice/7.3.7.2$Linux_X86_64 LibreOffice_project/30$Build-2</meta:generator>
    <meta:document-statistic meta:table-count="1" meta:cell-count="2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cm" svg:y="4.198cm" style:legend-expansion="high" chart:style-name="ch2"/>
        <chart:plot-area chart:style-name="ch3" table:cell-range-address="z_sample_2.D1:z_sample_2.D20" svg:x="0.32cm" svg:y="0.18cm" svg:width="12.45cm" svg:height="8.64cm">
          <chart:coordinate-region svg:x="1.333cm" svg:y="0.382cm" svg:width="11.246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z_sample_2.D1:z_sample_2.D20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3">
                <text:p>173</text:p>
                <draw:g>
                  <svg:desc>z_sample_2.D1:z_sample_2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00">
                <text:p>2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